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Δημιουργία Παραθύρων σε <text:span text:style-name="T1">Java </text:span>με το <text:span text:style-name="T1">Swing Toolkit.</text:span></text:p>
      <text:p text:style-name="P2"/>
      <text:p text:style-name="Standard"><text:span text:style-name="T2">1.Τι είναι το </text:span><text:span text:style-name="T1">Swing; </text:span><text:span text:style-name="T2">Ειναι ενα </text:span><text:span text:style-name="T1">API (Application Programming Interface - </text:span><text:span text:style-name="T2">Διεπαφή Προγραμματισμού Έφαρμογών) που χρησημοποιετε για την δημιουργια παραθυρικων εφαρμογων και .Το </text:span><text:span text:style-name="T1">Swing </text:span><text:span text:style-name="T2">υποστηριζει ολα τα εξαρτήματα (</text:span><text:span text:style-name="T1">components) </text:span><text:span text:style-name="T2">που συναντονται στις συγχρονες παραθυρικες εφαρμόγες.</text:span></text:p>
      <text:p text:style-name="P2">2.<text:span text:style-name="T2">Απο ποια εταιρεια αναπτυσετε; Αναπτυσετε απο την </text:span>Oracle <text:span text:style-name="T2">στα πλαίσια των </text:span>Java Foundation Classes.</text:p>
      <text:p text:style-name="P2"><text:span text:style-name="T2">3.Πως θα δημιουργησω ενα παραθύρο με το </text:span>Swing; <text:span text:style-name="T2">Πρεπει να κατεβάσετε τρεις προ-απαιτουμενες εφαρμογές. Ετσι πρεπει εγκαταστησετε την 1.</text:span>Java Runtime Environment,<text:span text:style-name="T2"> 2.το </text:span>Java Development Kit και την 3.NetBea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4T11:05:46.14</meta:creation-date>
    <dc:date>2012-02-16T01:04:44</dc:date>
    <meta:editing-duration>PT05H29M27S</meta:editing-duration>
    <meta:editing-cycles>6</meta:editing-cycles>
    <meta:generator>OpenOffice.org/3.2$Unix OpenOffice.org_project/320m12$Build-9483</meta:generator>
    <dc:creator>dio </dc:creator>
    <meta:document-statistic meta:table-count="0" meta:image-count="0" meta:object-count="0" meta:page-count="1" meta:paragraph-count="4" meta:word-count="85" meta:character-count="628"/>
  </office:meta>
</office:document-meta>
</file>